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f592b" officeooo:paragraph-rsid="001f592b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Android, ImageView is used to display an image file in 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5:37:22.600451960</meta:creation-date>
    <meta:generator>LibreOffice/6.2.7.1$Linux_X86_64 LibreOffice_project/20$Build-1</meta:generator>
    <dc:date>2019-10-04T15:40:07.504465178</dc:date>
    <meta:editing-duration>PT2M48S</meta:editing-duration>
    <meta:editing-cycles>1</meta:editing-cycles>
    <meta:document-statistic meta:table-count="0" meta:image-count="0" meta:object-count="0" meta:page-count="1" meta:paragraph-count="1" meta:word-count="12" meta:character-count="70" meta:non-whitespace-character-count="59"/>
  </office:meta>
</office:document-meta>
</file>